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640484FAFC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59cm, 0cm, 9.856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775cm" svg:height="16.499cm" svg:x="4.25cm" svg:y="5.75cm">
          <draw:image xlink:href="Pictures/10000000000002E200000640484FAFC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7T10:09:18.540436426</dc:date>
    <meta:editing-duration>PT1M11S</meta:editing-duration>
    <meta:editing-cycles>1</meta:editing-cycles>
    <meta:document-statistic meta:object-count="1"/>
    <meta:generator>LibreOffice/24.2.7.2$Linux_X86_64 LibreOffice_project/420$Build-2</meta:generator>
  </office:meta>
</office:document-meta>
</file>